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177cm"/>
    </style:style>
    <style:style style:name="pr9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ffcc99" style:text-position="0% 100%"/>
    </style:style>
    <style:style style:name="T4" style:family="text">
      <style:text-properties style:text-position="0% 100%"/>
    </style:style>
    <style:style style:name="T5" style:family="text">
      <style:text-properties fo:color="#ffff00" style:text-position="0% 100%"/>
    </style:style>
    <style:style style:name="T6" style:family="text">
      <style:text-properties fo:color="#23ff23" style:text-position="0% 100%"/>
    </style:style>
    <style:style style:name="T7" style:family="text">
      <style:text-properties fo:color="#23ff23"/>
    </style:style>
    <style:style style:name="T8" style:family="text">
      <style:text-properties fo:color="#23ff23" style:text-position="-33% 58%"/>
    </style:style>
    <style:style style:name="T9" style:family="text">
      <style:text-properties fo:color="#ffcc99"/>
    </style:style>
    <style:style style:name="T10" style:family="text">
      <style:text-properties fo:color="#23ff23" style:text-position="33% 58%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review</presentation:footer-decl>
      <presentation:footer-decl presentation:name="ftr2">CMPTxxxx</presentation:footer-decl>
      <presentation:date-time-decl presentation:name="dtd1" presentation:source="fixed">13 Oct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-8 Review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13 Oct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HW5</text:span> due tonight</text:p>
            </text:list-item>
            <text:list-item>
              <text:p><text:span text:style-name="T2">Midterm</text:span> next Thu</text:p>
            </text:list-item>
            <text:list-item>
              <text:p><text:span text:style-name="T2">REB</text:span> forms due Tues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verview, ch1-8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3">Ch1</text:span><text:span text:style-name="T4">: </text:span><text:span text:style-name="T5">Variables</text:span><text:span text:style-name="T4">, sampling</text:span></text:p>
              </text:list-item>
              <text:list-item>
                <text:p><text:span text:style-name="T3">Ch2</text:span><text:span text:style-name="T4">: Exploring via </text:span><text:span text:style-name="T5">charts</text:span></text:p>
                <text:list>
                  <text:list-item>
                    <text:p><text:span text:style-name="T3">Ch3</text:span><text:span text:style-name="T4">: Exploring via </text:span><text:span text:style-name="T5">descriptives</text:span></text:p>
                  </text:list-item>
                </text:list>
              </text:list-item>
              <text:list-item>
                <text:p><text:span text:style-name="T3">Ch4</text:span><text:span text:style-name="T4">: </text:span><text:span text:style-name="T5">Probability</text:span><text:span text:style-name="T4"> and independence</text:span></text:p>
              </text:list-item>
              <text:list-item>
                <text:p><text:span text:style-name="T3">Ch5</text:span><text:span text:style-name="T4">: </text:span><text:span text:style-name="T5">Discrete</text:span><text:span text:style-name="T4"> distribs: </text:span><text:span text:style-name="T6">binom</text:span><text:span text:style-name="T4">, </text:span><text:span text:style-name="T6">Poisson</text:span><text:span text:style-name="T4">, </text:span><text:span text:style-name="T6">hypg</text:span></text:p>
                <text:list>
                  <text:list-item>
                    <text:p><text:span text:style-name="T3">Ch6</text:span><text:span text:style-name="T4">: </text:span><text:span text:style-name="T5">Continuous</text:span><text:span text:style-name="T4"> distribs: </text:span><text:span text:style-name="T6">norm</text:span><text:span text:style-name="T4">, </text:span><text:span text:style-name="T6">unif</text:span><text:span text:style-name="T4">, </text:span><text:span text:style-name="T6">expon</text:span></text:p>
                  </text:list-item>
                </text:list>
              </text:list-item>
              <text:list-item>
                <text:p><text:span text:style-name="T3">Ch7, 8</text:span><text:span text:style-name="T4">: </text:span><text:span text:style-name="T5">Sampling</text:span><text:span text:style-name="T4"> distributions</text:span></text:p>
                <text:list>
                  <text:list-item>
                    <text:p><text:span text:style-name="T4">SDSM (</text:span><text:span text:style-name="T6">norm</text:span><text:span text:style-name="T4"> and </text:span><text:span text:style-name="T6">t-dist</text:span><text:span text:style-name="T4">), </text:span><text:span text:style-name="T6">binomial</text:span></text:p>
                  </text:list-item>
                  <text:list-item>
                    <text:p><text:span text:style-name="T4">Types of problems: </text:span><text:span text:style-name="T6">% area</text:span><text:span text:style-name="T4">, </text:span><text:span text:style-name="T6">conf. Int.</text:span><text:span text:style-name="T4">, </text:span><text:span text:style-name="T6">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: Introduct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Population</text:span> vs. <text:span text:style-name="T2">sample</text:span></text:p>
                <text:list>
                  <text:list-item>
                    <text:p>Sampling, <text:span text:style-name="T2">inference</text:span></text:p>
                  </text:list-item>
                  <text:list-item>
                    <text:p><text:span text:style-name="T2">Statistics</text:span>, parameters</text:p>
                  </text:list-item>
                </text:list>
              </text:list-item>
              <text:list-item>
                <text:p><text:span text:style-name="T2">Sampling</text:span></text:p>
                <text:list>
                  <text:list-item>
                    <text:p>Kinds of <text:span text:style-name="T2">bias</text:span> in collecting data</text:p>
                  </text:list-item>
                </text:list>
              </text:list-item>
              <text:list-item>
                <text:p>4 <text:span text:style-name="T2">levels</text:span> of measurem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2-3: Exploring Data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For <text:span text:style-name="T2">nominal</text:span> variables:</text:p>
                <text:list>
                  <text:list-item>
                    <text:p><text:span text:style-name="T2">Charts</text:span>: <text:span text:style-name="T7">bar</text:span>/<text:span text:style-name="T7">col</text:span>, <text:span text:style-name="T7">pie</text:span></text:p>
                    <text:list>
                      <text:list-item>
                        <text:p>Joint distrib of <text:span text:style-name="T2">2 vars</text:span>: <text:span text:style-name="T7">pivot</text:span> table</text:p>
                      </text:list-item>
                    </text:list>
                  </text:list-item>
                  <text:list-item>
                    <text:p><text:span text:style-name="T2">Stats</text:span>: <text:span text:style-name="T7">frequency</text:span> distribution</text:p>
                  </text:list-item>
                </text:list>
              </text:list-item>
              <text:list-item>
                <text:p>For <text:span text:style-name="T2">scale</text:span> (quantitative) (interval/ratio) vars:</text:p>
                <text:list>
                  <text:list-item>
                    <text:p><text:span text:style-name="T2">Charts</text:span>: <text:span text:style-name="T7">histogram</text:span>, <text:span text:style-name="T7">ogive</text:span> (cum), <text:span text:style-name="T7">boxplot</text:span></text:p>
                    <text:list>
                      <text:list-item>
                        <text:p><text:span text:style-name="T2">2 vars</text:span>: <text:span text:style-name="T7">scatter</text:span></text:p>
                      </text:list-item>
                      <text:list-item>
                        <text:p><text:span text:style-name="T2">Time</text:span> series: <text:span text:style-name="T7">line</text:span></text:p>
                      </text:list-item>
                    </text:list>
                  </text:list-item>
                  <text:list-item>
                    <text:p><text:span text:style-name="T2">Centre</text:span>: <text:span text:style-name="T7">mean</text:span>, <text:span text:style-name="T7">median</text:span>, <text:span text:style-name="T7">mode</text:span>, (skew)</text:p>
                  </text:list-item>
                  <text:list-item>
                    <text:p><text:span text:style-name="T2">Quantile</text:span>: <text:span text:style-name="T7">Q</text:span><text:span text:style-name="T8">1</text:span><text:span text:style-name="T4">/</text:span><text:span text:style-name="T6">Q</text:span><text:span text:style-name="T8">3</text:span><text:span text:style-name="T4">, </text:span><text:span text:style-name="T6">%ile</text:span><text:span text:style-name="T4">, </text:span><text:span text:style-name="T6">IQR</text:span></text:p>
                  </text:list-item>
                  <text:list-item>
                    <text:p><text:span text:style-name="T5">Std dev</text:span><text:span text:style-name="T4">: </text:span><text:span text:style-name="T6">σ</text:span><text:span text:style-name="T4">, </text:span><text:span text:style-name="T6">s</text:span><text:span text:style-name="T4">, </text:span><text:span text:style-name="T6">CV</text:span><text:span text:style-name="T4">, </text:span><text:span text:style-name="T6">empirical</text:span><text:span text:style-name="T4"> rule, </text:span><text:span text:style-name="T6">z</text:span><text:span text:style-name="T4">-scor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4: Probabilit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Tree</text:span> diagrams</text:p>
              </text:list-item>
              <text:list-item>
                <text:p><text:span text:style-name="T7">P(A)</text:span> <text:span text:style-name="T2">notation</text:span>, <text:span text:style-name="T2">Venn</text:span> diagrams</text:p>
                <text:list>
                  <text:list-item>
                    <text:p><text:span text:style-name="T2">Sample space</text:span>, <text:span text:style-name="T2">outcome</text:span>, <text:span text:style-name="T2">event</text:span></text:p>
                  </text:list-item>
                  <text:list-item>
                    <text:p><text:span text:style-name="T7">∩</text:span><text:span text:style-name="T7">,</text:span> <text:span text:style-name="T7">∪,</text:span> <text:span text:style-name="T2">complement</text:span></text:p>
                  </text:list-item>
                </text:list>
              </text:list-item>
              <text:list-item>
                <text:p><text:span text:style-name="T2">Addition</text:span> rule: <text:span text:style-name="T7">A ∪ B = A + B – (A ∩ B)</text:span></text:p>
                <text:list>
                  <text:list-item>
                    <text:p><text:span text:style-name="T2">Mutual exclusivity</text:span></text:p>
                  </text:list-item>
                </text:list>
              </text:list-item>
              <text:list-item>
                <text:p><text:span text:style-name="T2">Conditional</text:span> probability</text:p>
                <text:list>
                  <text:list-item>
                    <text:p>What does it <text:span text:style-name="T2">mean</text:span>; how to <text:span text:style-name="T2">find</text:span> it (Bayes)</text:p>
                  </text:list-item>
                  <text:list-item>
                    <text:p>Statistical <text:span text:style-name="T2">independence</text:span></text:p>
                    <text:list>
                      <text:list-item>
                        <text:p>Does <text:span text:style-name="T7">P(A|B) = P(A)</text:span>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5: Discrete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Binomial</text:span>: <text:span text:style-name="T9">BINOM(x, n, p, cum)</text:span></text:p>
                <text:list>
                  <text:list-item>
                    <text:p><text:span text:style-name="T7">x</text:span>: counting # of <text:span text:style-name="T2">successes</text:span> out of <text:span text:style-name="T7">n</text:span> trials</text:p>
                  </text:list-item>
                  <text:list-item>
                    <text:p><text:span text:style-name="T7">p</text:span>: <text:span text:style-name="T2">probability</text:span> of success (binom proportion)</text:p>
                  </text:list-item>
                </text:list>
              </text:list-item>
              <text:list-item>
                <text:p><text:span text:style-name="T2">Poisson</text:span>: <text:span text:style-name="T9">POISSON(x, λ, cum)</text:span></text:p>
                <text:list>
                  <text:list-item>
                    <text:p><text:span text:style-name="T7">x</text:span>: # <text:span text:style-name="T2">occurrences</text:span> within the time period</text:p>
                  </text:list-item>
                  <text:list-item>
                    <text:p><text:span text:style-name="T7">λ</text:span>: <text:span text:style-name="T2">mean</text:span> (expected) # occ w/in the period</text:p>
                  </text:list-item>
                </text:list>
              </text:list-item>
              <text:list-item>
                <text:p><text:span text:style-name="T2">Hypergeometric</text:span>: <text:span text:style-name="T9">HYPGEOMDIST(X, N, x, n)</text:span></text:p>
                <text:list>
                  <text:list-item>
                    <text:p><text:span text:style-name="T7">X</text:span>, <text:span text:style-name="T7">N</text:span>: # <text:span text:style-name="T2">successes</text:span> &amp; tot <text:span text:style-name="T2">size</text:span> of <text:span text:style-name="T2">population</text:span></text:p>
                    <text:list>
                      <text:list-item>
                        <text:p>Binomial p = X/N</text:p>
                      </text:list-item>
                    </text:list>
                  </text:list-item>
                  <text:list-item>
                    <text:p><text:span text:style-name="T7">x</text:span>, <text:span text:style-name="T7">n</text:span>: # <text:span text:style-name="T2">successes</text:span> &amp; tot <text:span text:style-name="T2">size</text:span> of <text:span text:style-name="T2">samp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6: Continuous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Normal</text:span>: <text:span text:style-name="T9">NORMDIST(x, μ, σ, cum)</text:span></text:p>
                <text:list>
                  <text:list-item>
                    <text:p>Also <text:span text:style-name="T9">NORMINV(area, μ, σ),</text:span><text:line-break/><text:span text:style-name="T9">NORMSDIST(z)</text:span>, <text:span text:style-name="T9">NORMSINV(area)</text:span></text:p>
                  </text:list-item>
                </text:list>
              </text:list-item>
              <text:list-item>
                <text:p><text:span text:style-name="T2">Uniform</text:span>:</text:p>
                <text:list>
                  <text:list-item>
                    <text:p>P(x) = <text:span text:style-name="T7">1/(b-a)</text:span>, μ = <text:span text:style-name="T7">(a+b)/2</text:span>, σ = <text:span text:style-name="T7">√((b-a)</text:span><text:span text:style-name="T10">2</text:span><text:span text:style-name="T6">/12)</text:span></text:p>
                  </text:list-item>
                </text:list>
              </text:list-item>
              <text:list-item>
                <text:p><text:span text:style-name="T5">Exponential</text:span><text:span text:style-name="T4">: </text:span><text:span text:style-name="T3">EXPONDIST(x, λ, cum)</text:span></text:p>
                <text:list>
                  <text:list-item>
                    <text:p><text:span text:style-name="T6">x</text:span><text:span text:style-name="T4">: </text:span><text:span text:style-name="T5">time</text:span><text:span text:style-name="T4"> between occurrences</text:span></text:p>
                  </text:list-item>
                  <text:list-item>
                    <text:p><text:span text:style-name="T6">λ</text:span><text:span text:style-name="T4">: </text:span><text:span text:style-name="T5">1 / </text:span><text:span text:style-name="T4">(</text:span><text:span text:style-name="T5">mean</text:span><text:span text:style-name="T4"> time between occurrences)</text:span></text:p>
                    <text:list>
                      <text:list-item>
                        <text:p><text:span text:style-name="T6">λ</text:span><text:span text:style-name="T4"> = expected </text:span><text:span text:style-name="T5">frequency</text:span><text:span text:style-name="T4"> of occurrences</text:span><text:span text:style-name="T4"><text:line-break/></text:span><text:span text:style-name="T4">(e.g., occurrences per mi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7-8: Sampling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Sampling</text:span> distributions:</text:p>
                <text:list>
                  <text:list-item>
                    <text:p><text:span text:style-name="T2">SDSM</text:span>, w/<text:span text:style-name="T7">σ</text:span>: <text:span text:style-name="T9">NORMDIST()</text:span>, SE = <text:span text:style-name="T7">σ/√n</text:span></text:p>
                  </text:list-item>
                  <text:list-item>
                    <text:p><text:span text:style-name="T2">SDSM</text:span>, w/<text:span text:style-name="T7">s</text:span>: <text:span text:style-name="T9">TDIST()</text:span>, SE = <text:span text:style-name="T7">s/√n</text:span></text:p>
                  </text:list-item>
                  <text:list-item>
                    <text:p><text:span text:style-name="T2">Binomial</text:span> proportion: norm, SE = <text:span text:style-name="T7">√(pq / n)</text:span></text:p>
                  </text:list-item>
                </text:list>
              </text:list-item>
              <text:list-item>
                <text:p><text:span text:style-name="T2">Types</text:span> of problems: <text:span text:style-name="T7">area</text:span>, <text:span text:style-name="T7">μ</text:span>, <text:span text:style-name="T7">thresh</text:span>, <text:span text:style-name="T7">n</text:span>, <text:span text:style-name="T7">σ</text:span></text:p>
                <text:list>
                  <text:list-item>
                    <text:p><text:span text:style-name="T7">Area</text:span>: <text:span text:style-name="T2">prob</text:span> of getting a sample in given range</text:p>
                  </text:list-item>
                  <text:list-item>
                    <text:p><text:span text:style-name="T7">Threshold</text:span>: e.g., <text:span text:style-name="T2">confidence interval</text:span></text:p>
                  </text:list-item>
                  <text:list-item>
                    <text:p><text:span text:style-name="T7">n</text:span>: minimum <text:span text:style-name="T2">sample siz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7cm" svg:x="1cm" svg:y="0.337cm" presentation:class="title">
          <draw:text-box>
            <text:p>TODO</text:p>
          </draw:text-box>
        </draw:frame>
        <draw:frame presentation:style-name="pr9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5</text:span><text:span text:style-name="T7"> </text:span><text:span text:style-name="T11">(ch7-8): </text:span><text:span text:style-name="T7">tonight</text:span><text:span text:style-name="T11"> 10p</text:span>m</text:p>
              </text:list-item>
              <text:list-item>
                <text:p><text:span text:style-name="T2">REB</text:span> form due<text:span text:style-name="T7"> Tue 18 Oct </text:span><text:span text:style-name="T11">10pm</text:span></text:p>
                <text:list>
                  <text:list-item>
                    <text:p>If approval by TWU's REB is required,<text:line-break/>also submit <text:span text:style-name="T2">printed</text:span> signed copy to me</text:p>
                  </text:list-item>
                </text:list>
              </text:list-item>
              <text:list-item>
                <text:p><text:span text:style-name="T2">Midterm</text:span> (ch1-8): next week <text:span text:style-name="T7">Thu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03</meta:editing-cycles>
    <meta:editing-duration>P1DT20H24M41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0-13T11:17:10</dc:date>
    <dc:creator>Sean Ho</dc:creator>
    <meta:document-statistic meta:object-count="193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